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dde8cb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ffd8c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d8ce" fo:wrap-option="wrap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de8cb"/>
      <style:text-properties style:font-name="Liberation Sans"/>
    </style:style>
    <style:style style:name="ce22" style:family="table-cell" style:parent-style-name="Default">
      <style:table-cell-properties fo:background-color="#ffd8ce"/>
      <style:text-properties style:font-name="Liberation Sans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dde8cb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81">
      <style:table-cell-properties fo:background-color="#ffd8ce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ffd8ce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e8cb"/>
    </style:style>
    <style:style style:name="ce30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8"/>
        <table:table-column table:style-name="co4" table:default-cell-style-name="ce14"/>
        <table:table-column table:style-name="co6" table:default-cell-style-name="ce15"/>
        <table:table-column table:style-name="co7" table:default-cell-style-name="ce24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Per task runtime / seconds</text:p>
          </table:table-cell>
          <table:table-cell table:number-columns-repeated="3" table:style-name="ce12" office:value-type="string" calcext:value-type="string">
            <text:p>Topsy</text:p>
          </table:table-cell>
          <table:table-cell table:style-name="ce7" office:value-type="string" calcext:value-type="string">
            <text:p>Topsy</text:p>
          </table:table-cell>
          <table:table-cell table:style-name="ce12"/>
          <table:table-cell table:style-name="ce23" office:value-type="string" calcext:value-type="string">
            <text:p>Ryzen 4750U 8/16</text:p>
          </table:table-cell>
          <table:table-cell table:style-name="ce23" office:value-type="string" calcext:value-type="string">
            <text:p>Ryzen 2600X 6/12</text:p>
          </table:table-cell>
          <table:table-cell table:number-columns-repeated="1016"/>
        </table:table-row>
        <table:table-row table:style-name="ro1">
          <table:table-cell/>
          <table:table-cell table:style-name="ce12" office:value-type="string" calcext:value-type="string">
            <text:p>1cpu</text:p>
          </table:table-cell>
          <table:table-cell table:style-name="ce12" office:value-type="string" calcext:value-type="string">
            <text:p>2cpus</text:p>
          </table:table-cell>
          <table:table-cell table:style-name="ce12" office:value-type="string" calcext:value-type="string">
            <text:p>4cpus</text:p>
          </table:table-cell>
          <table:table-cell table:style-name="ce7" office:value-type="string" calcext:value-type="string">
            <text:p>6cpus</text:p>
          </table:table-cell>
          <table:table-cell table:style-name="ce12"/>
          <table:table-cell table:number-columns-repeated="2" table:style-name="ce23" office:value-type="string" calcext:value-type="string">
            <text:p>6cpus mpirun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14" table:number-columns-repeated="3"/>
          <table:table-cell table:style-name="ce9"/>
          <table:table-cell/>
          <table:table-cell table:style-name="ce24"/>
          <table:table-cell table:number-columns-repeated="1017"/>
        </table:table-row>
        <table:table-row table:style-name="ro1">
          <table:table-cell office:value-type="string" calcext:value-type="string">
            <text:p>connecting chunks:</text:p>
          </table:table-cell>
          <table:table-cell office:value-type="float" office:value="0.199144" calcext:value-type="float">
            <text:p>0.199144</text:p>
          </table:table-cell>
          <table:table-cell office:value-type="float" office:value="0.15164" calcext:value-type="float">
            <text:p>0.15164</text:p>
          </table:table-cell>
          <table:table-cell office:value-type="float" office:value="0.130437" calcext:value-type="float">
            <text:p>0.130437</text:p>
          </table:table-cell>
          <table:table-cell office:value-type="float" office:value="0.182222" calcext:value-type="float">
            <text:p>0.182222</text:p>
          </table:table-cell>
          <table:table-cell/>
          <table:table-cell office:value-type="float" office:value="0.078213" calcext:value-type="float">
            <text:p>0.078213</text:p>
          </table:table-cell>
          <table:table-cell office:value-type="float" office:value="0.0916708" calcext:value-type="float">
            <text:p>0.0916708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ime stepping:</text:p>
          </table:table-cell>
          <table:table-cell table:style-name="ce16" office:value-type="float" office:value="93.1936" calcext:value-type="float">
            <text:p>93.1936</text:p>
          </table:table-cell>
          <table:table-cell table:style-name="ce16" office:value-type="float" office:value="51.1086" calcext:value-type="float">
            <text:p>51.1086</text:p>
          </table:table-cell>
          <table:table-cell table:style-name="ce16" office:value-type="float" office:value="27.8012" calcext:value-type="float">
            <text:p>27.8012</text:p>
          </table:table-cell>
          <table:table-cell table:style-name="ce19" office:value-type="float" office:value="37.757" calcext:value-type="float">
            <text:p>37.757</text:p>
          </table:table-cell>
          <table:table-cell table:style-name="ce21"/>
          <table:table-cell table:style-name="ce16" office:value-type="float" office:value="73.1459" calcext:value-type="float">
            <text:p>73.1459</text:p>
          </table:table-cell>
          <table:table-cell table:style-name="ce25" office:value-type="float" office:value="61.2074" calcext:value-type="float">
            <text:p>61.2074</text:p>
          </table:table-cell>
          <table:table-cell/>
          <table:table-cell table:style-name="ce28" table:number-columns-repeated="15"/>
          <table:table-cell table:style-name="ce29" table:number-columns-repeated="1000"/>
        </table:table-row>
        <table:table-row table:style-name="ro1">
          <table:table-cell office:value-type="string" calcext:value-type="string">
            <text:p>copying boundaries:</text:p>
          </table:table-cell>
          <table:table-cell office:value-type="float" office:value="3.80288" calcext:value-type="float">
            <text:p>3.80288</text:p>
          </table:table-cell>
          <table:table-cell office:value-type="float" office:value="3.07932" calcext:value-type="float">
            <text:p>3.07932</text:p>
          </table:table-cell>
          <table:table-cell office:value-type="float" office:value="1.77329" calcext:value-type="float">
            <text:p>1.77329</text:p>
          </table:table-cell>
          <table:table-cell office:value-type="float" office:value="1.62492" calcext:value-type="float">
            <text:p>1.62492</text:p>
          </table:table-cell>
          <table:table-cell/>
          <table:table-cell office:value-type="float" office:value="3.0428" calcext:value-type="float">
            <text:p>3.0428</text:p>
          </table:table-cell>
          <table:table-cell office:value-type="float" office:value="2.33425" calcext:value-type="float">
            <text:p>2.33425</text:p>
          </table:table-cell>
          <table:table-cell/>
          <table:table-cell table:style-name="ce28" table:number-columns-repeated="15"/>
          <table:table-cell table:number-columns-repeated="1000"/>
        </table:table-row>
        <table:table-row table:style-name="ro1">
          <table:table-cell table:style-name="ce11" office:value-type="string" calcext:value-type="string">
            <text:p>all-all communication:</text:p>
          </table:table-cell>
          <table:table-cell table:style-name="ce17" office:value-type="float" office:value="0.0000632927" calcext:value-type="float">
            <text:p>0.0000632927</text:p>
          </table:table-cell>
          <table:table-cell table:style-name="ce17" office:value-type="float" office:value="0.00236274" calcext:value-type="float">
            <text:p>0.00236274</text:p>
          </table:table-cell>
          <table:table-cell table:style-name="ce17" office:value-type="float" office:value="0.00449889" calcext:value-type="float">
            <text:p>0.00449889</text:p>
          </table:table-cell>
          <table:table-cell table:style-name="ce20" office:value-type="float" office:value="0.12744" calcext:value-type="float">
            <text:p>0.12744</text:p>
          </table:table-cell>
          <table:table-cell table:style-name="ce22"/>
          <table:table-cell table:style-name="ce17" office:value-type="float" office:value="0.0000431538" calcext:value-type="float">
            <text:p>0.0000431538</text:p>
          </table:table-cell>
          <table:table-cell table:style-name="ce26" office:value-type="float" office:value="0.0000479221" calcext:value-type="float">
            <text:p>4.79E-05</text:p>
          </table:table-cell>
          <table:table-cell/>
          <table:table-cell table:style-name="ce28" table:number-columns-repeated="15"/>
          <table:table-cell table:number-columns-repeated="1000"/>
        </table:table-row>
        <table:table-row table:style-name="ro1">
          <table:table-cell table:style-name="ce11" office:value-type="string" calcext:value-type="string">
            <text:p>1-1 communication:</text:p>
          </table:table-cell>
          <table:table-cell table:style-name="ce17" office:value-type="float" office:value="0.0312171" calcext:value-type="float">
            <text:p>0.0312171</text:p>
          </table:table-cell>
          <table:table-cell table:style-name="ce17" office:value-type="float" office:value="22.6744" calcext:value-type="float">
            <text:p>22.6744</text:p>
          </table:table-cell>
          <table:table-cell table:style-name="ce17" office:value-type="float" office:value="36.8127" calcext:value-type="float">
            <text:p>36.8127</text:p>
          </table:table-cell>
          <table:table-cell table:style-name="ce20" office:value-type="float" office:value="181.886" calcext:value-type="float">
            <text:p>181.886</text:p>
          </table:table-cell>
          <table:table-cell table:style-name="ce22"/>
          <table:table-cell table:style-name="ce17" office:value-type="float" office:value="0.0253775" calcext:value-type="float">
            <text:p>0.0253775</text:p>
          </table:table-cell>
          <table:table-cell table:style-name="ce27" office:value-type="float" office:value="0.0306141" calcext:value-type="float">
            <text:p>0.0306141</text:p>
          </table:table-cell>
          <table:table-cell/>
          <table:table-cell table:style-name="ce28" table:number-columns-repeated="15"/>
          <table:table-cell table:style-name="ce30" table:number-columns-repeated="1000"/>
        </table:table-row>
        <table:table-row table:style-name="ro1">
          <table:table-cell office:value-type="string" calcext:value-type="string">
            <text:p>outputting fields:</text:p>
          </table:table-cell>
          <table:table-cell office:value-type="float" office:value="0.162904" calcext:value-type="float">
            <text:p>0.162904</text:p>
          </table:table-cell>
          <table:table-cell office:value-type="float" office:value="0.381594" calcext:value-type="float">
            <text:p>0.381594</text:p>
          </table:table-cell>
          <table:table-cell office:value-type="float" office:value="0.146226" calcext:value-type="float">
            <text:p>0.146226</text:p>
          </table:table-cell>
          <table:table-cell office:value-type="float" office:value="0.11293" calcext:value-type="float">
            <text:p>0.11293</text:p>
          </table:table-cell>
          <table:table-cell/>
          <table:table-cell office:value-type="float" office:value="0.0853081" calcext:value-type="float">
            <text:p>0.0853081</text:p>
          </table:table-cell>
          <table:table-cell office:value-type="float" office:value="0.480705" calcext:value-type="float">
            <text:p>0.480705</text:p>
          </table:table-cell>
          <table:table-cell/>
          <table:table-cell table:style-name="ce28" table:number-columns-repeated="15"/>
          <table:table-cell table:number-columns-repeated="1000"/>
        </table:table-row>
        <table:table-row table:style-name="ro1">
          <table:table-cell table:style-name="ce10" office:value-type="string" calcext:value-type="string">
            <text:p>Fourier transforming:</text:p>
          </table:table-cell>
          <table:table-cell table:style-name="ce16" office:value-type="float" office:value="44.0135" calcext:value-type="float">
            <text:p>44.0135</text:p>
          </table:table-cell>
          <table:table-cell table:style-name="ce16" office:value-type="float" office:value="21.8877" calcext:value-type="float">
            <text:p>21.8877</text:p>
          </table:table-cell>
          <table:table-cell table:style-name="ce16" office:value-type="float" office:value="10.9775" calcext:value-type="float">
            <text:p>10.9775</text:p>
          </table:table-cell>
          <table:table-cell table:style-name="ce19" office:value-type="float" office:value="7.28497" calcext:value-type="float">
            <text:p>7.28497</text:p>
          </table:table-cell>
          <table:table-cell table:style-name="ce21"/>
          <table:table-cell table:style-name="ce16" office:value-type="float" office:value="32.4611" calcext:value-type="float">
            <text:p>32.4611</text:p>
          </table:table-cell>
          <table:table-cell table:style-name="ce25" office:value-type="float" office:value="31.6368" calcext:value-type="float">
            <text:p>31.6368</text:p>
          </table:table-cell>
          <table:table-cell/>
          <table:table-cell table:style-name="ce28" table:number-columns-repeated="15"/>
          <table:table-cell table:style-name="ce29" table:number-columns-repeated="1000"/>
        </table:table-row>
        <table:table-row table:style-name="ro1">
          <table:table-cell office:value-type="string" calcext:value-type="string">
            <text:p>MPB mode solver:</text:p>
          </table:table-cell>
          <table:table-cell office:value-type="float" office:value="0.00388557" calcext:value-type="float">
            <text:p>0.00388557</text:p>
          </table:table-cell>
          <table:table-cell office:value-type="float" office:value="0.0020439" calcext:value-type="float">
            <text:p>0.0020439</text:p>
          </table:table-cell>
          <table:table-cell office:value-type="float" office:value="0.00129573" calcext:value-type="float">
            <text:p>0.00129573</text:p>
          </table:table-cell>
          <table:table-cell office:value-type="float" office:value="0.00316581" calcext:value-type="float">
            <text:p>0.00316581</text:p>
          </table:table-cell>
          <table:table-cell/>
          <table:table-cell office:value-type="float" office:value="0.00149012" calcext:value-type="float">
            <text:p>0.00149012</text:p>
          </table:table-cell>
          <table:table-cell office:value-type="float" office:value="0.00180387" calcext:value-type="float">
            <text:p>0.00180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rything else:</text:p>
          </table:table-cell>
          <table:table-cell office:value-type="float" office:value="0.612704" calcext:value-type="float">
            <text:p>0.612704</text:p>
          </table:table-cell>
          <table:table-cell office:value-type="float" office:value="0.664166" calcext:value-type="float">
            <text:p>0.664166</text:p>
          </table:table-cell>
          <table:table-cell office:value-type="float" office:value="0.64315" calcext:value-type="float">
            <text:p>0.64315</text:p>
          </table:table-cell>
          <table:table-cell office:value-type="float" office:value="0.609753" calcext:value-type="float">
            <text:p>0.609753</text:p>
          </table:table-cell>
          <table:table-cell/>
          <table:table-cell office:value-type="float" office:value="0.344834" calcext:value-type="float">
            <text:p>0.344834</text:p>
          </table:table-cell>
          <table:table-cell office:value-type="float" office:value="0.4076" calcext:value-type="float">
            <text:p>0.40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ing B field:</text:p>
          </table:table-cell>
          <table:table-cell office:value-type="float" office:value="22.9371" calcext:value-type="float">
            <text:p>22.9371</text:p>
          </table:table-cell>
          <table:table-cell office:value-type="float" office:value="12.9723" calcext:value-type="float">
            <text:p>12.9723</text:p>
          </table:table-cell>
          <table:table-cell office:value-type="float" office:value="6.69957" calcext:value-type="float">
            <text:p>6.69957</text:p>
          </table:table-cell>
          <table:table-cell office:value-type="float" office:value="8.33268" calcext:value-type="float">
            <text:p>8.33268</text:p>
          </table:table-cell>
          <table:table-cell/>
          <table:table-cell office:value-type="float" office:value="21.3156" calcext:value-type="float">
            <text:p>21.3156</text:p>
          </table:table-cell>
          <table:table-cell office:value-type="float" office:value="17.6464" calcext:value-type="float">
            <text:p>17.64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ing H field:</text:p>
          </table:table-cell>
          <table:table-cell office:value-type="float" office:value="1.17435" calcext:value-type="float">
            <text:p>1.17435</text:p>
          </table:table-cell>
          <table:table-cell office:value-type="float" office:value="0.689098" calcext:value-type="float">
            <text:p>0.689098</text:p>
          </table:table-cell>
          <table:table-cell office:value-type="float" office:value="0.387973" calcext:value-type="float">
            <text:p>0.387973</text:p>
          </table:table-cell>
          <table:table-cell office:value-type="float" office:value="0.417364" calcext:value-type="float">
            <text:p>0.417364</text:p>
          </table:table-cell>
          <table:table-cell/>
          <table:table-cell table:style-name="ce24" office:value-type="float" office:value="0.764328" calcext:value-type="float">
            <text:p>0.764328</text:p>
          </table:table-cell>
          <table:table-cell office:value-type="float" office:value="0.656513" calcext:value-type="float">
            <text:p>0.6565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ing D field:</text:p>
          </table:table-cell>
          <table:table-cell office:value-type="float" office:value="22.8249" calcext:value-type="float">
            <text:p>22.8249</text:p>
          </table:table-cell>
          <table:table-cell office:value-type="float" office:value="13.3817" calcext:value-type="float">
            <text:p>13.3817</text:p>
          </table:table-cell>
          <table:table-cell office:value-type="float" office:value="7.25538" calcext:value-type="float">
            <text:p>7.25538</text:p>
          </table:table-cell>
          <table:table-cell office:value-type="float" office:value="9.78791" calcext:value-type="float">
            <text:p>9.78791</text:p>
          </table:table-cell>
          <table:table-cell/>
          <table:table-cell table:style-name="ce24" office:value-type="float" office:value="21.4411" calcext:value-type="float">
            <text:p>21.4411</text:p>
          </table:table-cell>
          <table:table-cell office:value-type="float" office:value="17.9668" calcext:value-type="float">
            <text:p>17.96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dating E field:</text:p>
          </table:table-cell>
          <table:table-cell office:value-type="float" office:value="45.5371" calcext:value-type="float">
            <text:p>45.5371</text:p>
          </table:table-cell>
          <table:table-cell office:value-type="float" office:value="23.3989" calcext:value-type="float">
            <text:p>23.3989</text:p>
          </table:table-cell>
          <table:table-cell office:value-type="float" office:value="12.9533" calcext:value-type="float">
            <text:p>12.9533</text:p>
          </table:table-cell>
          <table:table-cell office:value-type="float" office:value="18.5735" calcext:value-type="float">
            <text:p>18.5735</text:p>
          </table:table-cell>
          <table:table-cell/>
          <table:table-cell office:value-type="float" office:value="29.1026" calcext:value-type="float">
            <text:p>29.1026</text:p>
          </table:table-cell>
          <table:table-cell office:value-type="float" office:value="24.4912" calcext:value-type="float">
            <text:p>24.49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B: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557994" calcext:value-type="float">
            <text:p>0.557994</text:p>
          </table:table-cell>
          <table:table-cell office:value-type="float" office:value="11.3393" calcext:value-type="float">
            <text:p>11.3393</text:p>
          </table:table-cell>
          <table:table-cell office:value-type="float" office:value="9.53843" calcext:value-type="float">
            <text:p>9.53843</text:p>
          </table:table-cell>
          <table:table-cell/>
          <table:table-cell office:value-type="float" office:value="0.544527" calcext:value-type="float">
            <text:p>0.544527</text:p>
          </table:table-cell>
          <table:table-cell office:value-type="float" office:value="0.414222" calcext:value-type="float">
            <text:p>0.414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WH:</text:p>
          </table:table-cell>
          <table:table-cell office:value-type="float" office:value="0.0727909" calcext:value-type="float">
            <text:p>0.0727909</text:p>
          </table:table-cell>
          <table:table-cell office:value-type="float" office:value="0.0572343" calcext:value-type="float">
            <text:p>0.0572343</text:p>
          </table:table-cell>
          <table:table-cell office:value-type="float" office:value="0.050108" calcext:value-type="float">
            <text:p>0.050108</text:p>
          </table:table-cell>
          <table:table-cell office:value-type="float" office:value="0.108545" calcext:value-type="float">
            <text:p>0.108545</text:p>
          </table:table-cell>
          <table:table-cell/>
          <table:table-cell office:value-type="float" office:value="0.0306129" calcext:value-type="float">
            <text:p>0.0306129</text:p>
          </table:table-cell>
          <table:table-cell office:value-type="float" office:value="0.0359023" calcext:value-type="float">
            <text:p>0.03590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PH:</text:p>
          </table:table-cell>
          <table:table-cell office:value-type="float" office:value="0.00415076" calcext:value-type="float">
            <text:p>0.00415076</text:p>
          </table:table-cell>
          <table:table-cell office:value-type="float" office:value="0.00427681" calcext:value-type="float">
            <text:p>0.00427681</text:p>
          </table:table-cell>
          <table:table-cell office:value-type="float" office:value="0.00423425" calcext:value-type="float">
            <text:p>0.00423425</text:p>
          </table:table-cell>
          <table:table-cell office:value-type="float" office:value="0.0319024" calcext:value-type="float">
            <text:p>0.0319024</text:p>
          </table:table-cell>
          <table:table-cell/>
          <table:table-cell office:value-type="float" office:value="0.00311613" calcext:value-type="float">
            <text:p>0.00311613</text:p>
          </table:table-cell>
          <table:table-cell office:value-type="float" office:value="0.00304818" calcext:value-type="float">
            <text:p>0.003048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H:</text:p>
          </table:table-cell>
          <table:table-cell office:value-type="float" office:value="0.96398" calcext:value-type="float">
            <text:p>0.96398</text:p>
          </table:table-cell>
          <table:table-cell office:value-type="float" office:value="22.8862" calcext:value-type="float">
            <text:p>22.8862</text:p>
          </table:table-cell>
          <table:table-cell office:value-type="float" office:value="23.2758" calcext:value-type="float">
            <text:p>23.2758</text:p>
          </table:table-cell>
          <table:table-cell office:value-type="float" office:value="63.9003" calcext:value-type="float">
            <text:p>63.9003</text:p>
          </table:table-cell>
          <table:table-cell/>
          <table:table-cell office:value-type="float" office:value="0.6901" calcext:value-type="float">
            <text:p>0.6901</text:p>
          </table:table-cell>
          <table:table-cell office:value-type="float" office:value="0.506814" calcext:value-type="float">
            <text:p>0.5068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D:</text:p>
          </table:table-cell>
          <table:table-cell office:value-type="float" office:value="1.31995" calcext:value-type="float">
            <text:p>1.31995</text:p>
          </table:table-cell>
          <table:table-cell office:value-type="float" office:value="1.39838" calcext:value-type="float">
            <text:p>1.39838</text:p>
          </table:table-cell>
          <table:table-cell office:value-type="float" office:value="1.80507" calcext:value-type="float">
            <text:p>1.80507</text:p>
          </table:table-cell>
          <table:table-cell office:value-type="float" office:value="51.497" calcext:value-type="float">
            <text:p>51.497</text:p>
          </table:table-cell>
          <table:table-cell/>
          <table:table-cell office:value-type="float" office:value="1.0249" calcext:value-type="float">
            <text:p>1.0249</text:p>
          </table:table-cell>
          <table:table-cell office:value-type="float" office:value="0.786999" calcext:value-type="float">
            <text:p>0.786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WE:</text:p>
          </table:table-cell>
          <table:table-cell office:value-type="float" office:value="0.0318802" calcext:value-type="float">
            <text:p>0.0318802</text:p>
          </table:table-cell>
          <table:table-cell office:value-type="float" office:value="0.0276317" calcext:value-type="float">
            <text:p>0.0276317</text:p>
          </table:table-cell>
          <table:table-cell office:value-type="float" office:value="0.0211277" calcext:value-type="float">
            <text:p>0.0211277</text:p>
          </table:table-cell>
          <table:table-cell office:value-type="float" office:value="0.0352559" calcext:value-type="float">
            <text:p>0.0352559</text:p>
          </table:table-cell>
          <table:table-cell/>
          <table:table-cell office:value-type="float" office:value="0.025815" calcext:value-type="float">
            <text:p>0.025815</text:p>
          </table:table-cell>
          <table:table-cell office:value-type="float" office:value="0.0312605" calcext:value-type="float">
            <text:p>0.03126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PE:</text:p>
          </table:table-cell>
          <table:table-cell office:value-type="float" office:value="0.00428355" calcext:value-type="float">
            <text:p>0.00428355</text:p>
          </table:table-cell>
          <table:table-cell office:value-type="float" office:value="0.0044171" calcext:value-type="float">
            <text:p>0.0044171</text:p>
          </table:table-cell>
          <table:table-cell office:value-type="float" office:value="0.00436225" calcext:value-type="float">
            <text:p>0.00436225</text:p>
          </table:table-cell>
          <table:table-cell office:value-type="float" office:value="0.00534315" calcext:value-type="float">
            <text:p>0.00534315</text:p>
          </table:table-cell>
          <table:table-cell/>
          <table:table-cell office:value-type="float" office:value="0.00388885" calcext:value-type="float">
            <text:p>0.00388885</text:p>
          </table:table-cell>
          <table:table-cell office:value-type="float" office:value="0.00350595" calcext:value-type="float">
            <text:p>0.003505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dary stepping E:</text:p>
          </table:table-cell>
          <table:table-cell office:value-type="float" office:value="1.21563" calcext:value-type="float">
            <text:p>1.21563</text:p>
          </table:table-cell>
          <table:table-cell office:value-type="float" office:value="1.26537" calcext:value-type="float">
            <text:p>1.26537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58.9914" calcext:value-type="float">
            <text:p>58.9914</text:p>
          </table:table-cell>
          <table:table-cell/>
          <table:table-cell office:value-type="float" office:value="0.983223" calcext:value-type="float">
            <text:p>0.983223</text:p>
          </table:table-cell>
          <table:table-cell office:value-type="float" office:value="0.743171" calcext:value-type="float">
            <text:p>0.743171</text:p>
          </table:table-cell>
          <table:table-cell table:number-columns-repeated="1016"/>
        </table:table-row>
        <table:table-row table:style-name="ro1">
          <table:table-cell table:style-name="ce12"/>
          <table:table-cell table:style-name="ce14" table:number-columns-repeated="4"/>
          <table:table-cell/>
          <table:table-cell table:style-name="ce1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um of above</text:p>
          </table:table-cell>
          <table:table-cell table:style-name="ce9" table:formula="of:=SUM([.B4:.B24])" office:value-type="float" office:value="238.7784933727" calcext:value-type="float">
            <text:p>238.7784933727</text:p>
          </table:table-cell>
          <table:table-cell table:style-name="ce9" table:formula="of:=SUM([.C4:.C24])" office:value-type="float" office:value="176.59532855" calcext:value-type="float">
            <text:p>176.59532855</text:p>
          </table:table-cell>
          <table:table-cell table:style-name="ce9" table:formula="of:=SUM([.D4:.D24])" office:value-type="float" office:value="144.54625282" calcext:value-type="float">
            <text:p>144.54625282</text:p>
          </table:table-cell>
          <table:table-cell table:style-name="ce9" table:formula="of:=SUM([.E4:.E24])" office:value-type="float" office:value="450.80803126" calcext:value-type="float">
            <text:p>450.80803126</text:p>
          </table:table-cell>
          <table:table-cell/>
          <table:table-cell table:style-name="ce9" table:formula="of:=SUM([.G4:.G24])" office:value-type="float" office:value="185.1148767538" calcext:value-type="float">
            <text:p>185.1148767538</text:p>
          </table:table-cell>
          <table:table-cell table:style-name="ce9" table:formula="of:=SUM([.H4:.H24])" office:value-type="float" office:value="159.4767276221" calcext:value-type="float">
            <text:p>159.4767276221</text:p>
          </table:table-cell>
          <table:table-cell table:number-columns-repeated="1016"/>
        </table:table-row>
        <table:table-row table:style-name="ro1">
          <table:table-cell/>
          <table:table-cell table:style-name="ce14" table:number-columns-repeated="3"/>
          <table:table-cell table:style-name="ce9"/>
          <table:table-cell/>
          <table:table-cell table:style-name="ce24"/>
          <table:table-cell table:number-columns-repeated="1017"/>
        </table:table-row>
        <table:table-row table:style-name="ro2">
          <table:table-cell table:style-name="ce13" office:value-type="string" calcext:value-type="string">
            <text:p>Elapsed run time my python timeit function</text:p>
          </table:table-cell>
          <table:table-cell office:value-type="float" office:value="214.2048" calcext:value-type="float">
            <text:p>214.2048</text:p>
          </table:table-cell>
          <table:table-cell office:value-type="float" office:value="164.2228" calcext:value-type="float">
            <text:p>164.2228</text:p>
          </table:table-cell>
          <table:table-cell office:value-type="float" office:value="139.8241" calcext:value-type="float">
            <text:p>139.8241</text:p>
          </table:table-cell>
          <table:table-cell office:value-type="float" office:value="349.18" calcext:value-type="float">
            <text:p>349.18</text:p>
          </table:table-cell>
          <table:table-cell/>
          <table:table-cell office:value-type="float" office:value="165.4456" calcext:value-type="float">
            <text:p>165.4456</text:p>
          </table:table-cell>
          <table:table-cell office:value-type="float" office:value="148.7616" calcext:value-type="float">
            <text:p>148.7616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08:53:57.4140306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17:15:04.051648705</meta:creation-date>
    <dc:date>2022-04-06T09:32:01.630185555</dc:date>
    <meta:editing-duration>PT2H9M46S</meta:editing-duration>
    <meta:editing-cycles>8</meta:editing-cycles>
    <meta:generator>LibreOffice/7.3.2.1$Linux_X86_64 LibreOffice_project/30$Build-1</meta:generator>
    <meta:document-statistic meta:table-count="1" meta:cell-count="174" meta:object-count="0"/>
  </office:meta>
</office:document-meta>
</file>